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37.5cm" fo:padding-top="1.125cm" fo:padding-bottom="1.125cm" fo:padding-left="1.25cm" fo:padding-right="1.25cm"/>
    </style:style>
    <style:style style:name="gr2" style:family="graphic" style:parent-style-name="objectwithoutfill">
      <style:graphic-properties svg:stroke-width="2cm" svg:stroke-color="#cc9966" draw:marker-start-width="3.199cm" draw:marker-end-width="3.199cm" svg:stroke-opacity="34%" draw:fill="none" draw:textarea-vertical-align="middle" fo:padding-top="1.124cm" fo:padding-bottom="1.124cm" fo:padding-left="1.249cm" fo:padding-right="1.249cm"/>
    </style:style>
    <style:style style:name="gr3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7.5cm" fo:padding-top="1.125cm" fo:padding-bottom="1.125cm" fo:padding-left="1.25cm" fo:padding-right="1.25cm"/>
    </style:style>
    <style:style style:name="gr4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5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20.75cm" fo:min-width="37.5cm"/>
    </style:style>
    <style:style style:name="gr7" style:family="graphic" style:parent-style-name="objectwithoutfill">
      <style:graphic-properties svg:stroke-width="2cm" svg:stroke-color="#cc9966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8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235.7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237.75cm" fo:min-width="5.5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27.75cm" fo:min-width="5.49cm"/>
    </style:style>
    <style:style style:name="gr11" style:family="graphic" style:parent-style-name="standard">
      <style:graphic-properties svg:stroke-color="#000000" draw:fill-color="#dddddd" draw:opacity="95%" draw:textarea-horizontal-align="justify" draw:textarea-vertical-align="middle" draw:auto-grow-height="false" fo:min-height="44.75cm" fo:min-width="119.5cm"/>
    </style:style>
    <style:style style:name="gr12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13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79.5cm"/>
    </style:style>
    <style:style style:name="gr14" style:family="graphic" style:parent-style-name="standard">
      <style:graphic-properties draw:stroke="none" draw:marker-start="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7" style:family="graphic" style:parent-style-name="standard">
      <style:graphic-properties draw:textarea-horizontal-align="justify" draw:textarea-vertical-align="middle" draw:auto-grow-height="false" fo:min-height="53.75cm" fo:min-width="41.2cm" fo:wrap-option="no-wrap"/>
    </style:style>
    <style:style style:name="gr18" style:family="graphic" style:parent-style-name="measure" style:list-style-name="L1">
      <style:graphic-properties draw:marker-start="Arrow" draw:marker-start-width="3cm" draw:marker-end="Arrow" draw:marker-end-width="3cm" draw:textarea-vertical-align="middle" draw:line-distance="13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6" style:family="paragraph">
      <loext:graphic-properties draw:fill-color="#dddddd" draw:opacity="95%"/>
      <style:paragraph-properties fo:text-align="center"/>
    </style:style>
    <style:style style:name="P7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8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9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10pt" style:font-size-asian="110pt" style:font-size-complex="110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0cm" svg:height="24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1cm" svg:y1="241cm" svg:x2="121cm" svg:y2="1cm">
          <text:p/>
        </draw:line>
        <draw:custom-shape draw:style-name="gr3" draw:text-style-name="P1" draw:layer="layout" svg:width="30cm" svg:height="240cm" svg:x="241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6cm" svg:height="36cm" svg:x="56.3cm" svg:y="108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184cm" svg:x2="239.5cm" svg:y2="184cm">
          <text:p/>
        </draw:line>
        <draw:g>
          <draw:custom-shape draw:style-name="gr6" draw:text-style-name="P4" draw:layer="layout" svg:width="38cm" svg:height="21cm" draw:transform="rotate (1.5707963267949) translate (246cm 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8cm" svg:height="21cm" draw:transform="rotate (1.5707963267949) translate (2.2cm 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2" draw:layer="layout" svg:x1="1cm" svg:y1="186cm" svg:x2="241cm" svg:y2="186cm">
          <text:p/>
        </draw:line>
        <draw:custom-shape draw:style-name="gr8" draw:text-style-name="P5" draw:layer="layout" svg:width="236.2cm" svg:height="20cm" svg:x="2.8cm" svg:y="16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cm" svg:y1="49cm" svg:x2="242cm" svg:y2="49cm">
          <text:p/>
        </draw:line>
        <draw:line draw:style-name="gr7" draw:text-style-name="P2" draw:layer="layout" svg:x1="1cm" svg:y1="96cm" svg:x2="241cm" svg:y2="96cm">
          <text:p/>
        </draw:line>
        <draw:line draw:style-name="gr7" draw:text-style-name="P2" draw:layer="layout" svg:x1="1cm" svg:y1="161cm" svg:x2="241cm" svg:y2="161cm">
          <text:p/>
        </draw:line>
        <draw:line draw:style-name="gr5" draw:text-style-name="P2" draw:layer="layout" svg:x1="2.5cm" svg:y1="159cm" svg:x2="119.51cm" svg:y2="159cm">
          <text:p/>
        </draw:line>
        <draw:g>
          <draw:custom-shape draw:style-name="gr9" draw:text-style-name="P4" draw:layer="layout" svg:width="6cm" svg:height="238cm" draw:transform="rotate (1.5707963267949) translate (2cm 24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99cm" svg:height="28cm" draw:transform="rotate (1.5707963267949) translate (242cm 239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2" draw:layer="layout" svg:x1="1cm" svg:y1="233cm" svg:x2="241cm" svg:y2="233cm">
          <text:p/>
        </draw:line>
        <draw:g>
          <draw:custom-shape draw:style-name="gr11" draw:text-style-name="P6" draw:layer="layout" svg:width="120cm" svg:height="45cm" svg:x="2cm" svg:y="1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20cm" svg:height="45cm" svg:x="120cm" svg:y="1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7" draw:layer="layout" svg:width="214.7cm" svg:height="18cm" svg:x="24.3cm" svg:y="29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14.7cm" svg:height="18cm" svg:x="24.3cm" svg:y="10.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6" draw:layer="layout" svg:width="120cm" svg:height="45cm" svg:x="2cm" svg:y="5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20cm" svg:height="45cm" svg:x="120cm" svg:y="50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8" draw:layer="layout" svg:width="280cm" svg:height="5cm" svg:x="-7cm" svg:y="24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38cm" svg:height="4cm" svg:x="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38cm" svg:height="4cm" svg:x="2.5cm" svg:y="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5cm" svg:height="44cm" draw:transform="rotate (1.5707963267949) translate (2.7cm 13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cm" svg:height="44cm" draw:transform="rotate (1.5707963267949) translate (2.7cm 14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41.7cm" svg:height="54cm" svg:x="-43.5cm" svg:y="10.7cm">
          <text:p text:style-name="P12"><text:span text:style-name="T1">Planks 240 x 40:</text:span></text:p>
          <text:p text:style-name="P12"><text:span text:style-name="T1">- horiz: 7</text:span></text:p>
          <text:p text:style-name="P12"><text:span text:style-name="T1">- vert: 2</text:span></text:p>
          <text:p text:style-name="P12"><text:span text:style-name="T1"/></text:p>
          <text:p text:style-name="P12"><text:span text:style-name="T1">Planks 240 x 30:</text:span></text:p>
          <text:p text:style-name="P12"><text:span text:style-name="T1">- vert: 1</text:span></text:p>
          <text:p text:style-name="P12"><text:span text:style-name="T1"/></text:p>
          <text:p text:style-name="P12"><text:span text:style-name="T1">Planks 237 x 35:</text:span></text:p>
          <text:p text:style-name="P12"><text:span text:style-name="T1">- horiz: 2</text:span></text:p>
          <text:p text:style-name="P12"><text:span text:style-name="T1"><text:s/></text:span></text:p>
          <text:p text:style-name="P12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" draw:text-style-name="P2" draw:layer="layout" svg:x1="122cm" svg:y1="118.1cm" svg:x2="242cm" svg:y2="118.1cm">
          <text:p/>
        </draw:line>
        <draw:line draw:style-name="gr2" draw:text-style-name="P2" draw:layer="layout" svg:x1="49cm" svg:y1="145cm" svg:x2="49cm" svg:y2="96cm">
          <text:p/>
        </draw:line>
        <draw:line draw:style-name="gr2" draw:text-style-name="P2" draw:layer="layout" svg:x1="1cm" svg:y1="146cm" svg:x2="120cm" svg:y2="146cm">
          <text:p/>
        </draw:line>
        <draw:measure draw:style-name="gr18" draw:text-style-name="P14" draw:layer="measurelines" svg:x1="234.4cm" svg:y1="119.831cm" svg:x2="234.4cm" svg:y2="159.831cm">
          <text:p text:style-name="P14"><text:span text:style-name="T2"><text:measure text:kind="gap"/></text:span><text:span text:style-name="T2"><text:measure text:kind="value">40</text:measure></text:span><text:span text:style-name="T2"> </text:span><text:span text:style-name="T2"><text:measure text:kind="unit">cm</text:measure>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6" draw:display-name="Hatching 6" draw:style="double" draw:color="#ffff00" draw:distance="7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0cm" fo:page-height="2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8-01-07T09:51:58.497529136</dc:date>
    <meta:editing-duration>PT1H3M40S</meta:editing-duration>
    <meta:editing-cycles>15</meta:editing-cycles>
    <meta:generator>LibreOffice/5.1.6.2$Linux_X86_64 LibreOffice_project/10m0$Build-2</meta:generator>
    <meta:document-statistic meta:object-count="36"/>
  </office:meta>
</office:document-meta>
</file>